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5.5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5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9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left="-0.9cm" fo:margin-right="3.9cm" fo:text-align="center" fo:text-indent="5.1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3cm" svg:x="1cm" svg:y="1cm">
          <text:p text:style-name="P1">Main Men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3cm" svg:x="9.5cm" svg:y="1cm">
          <text:p text:style-name="P1">Edit Play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2.5cm" svg:x="1cm" svg:y="8cm">
          <text:p text:style-name="P1">Edit / Add Scenario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2.5cm" svg:x="1cm" svg:y="13.5cm">
          <text:p text:style-name="P1">Edit / Add Problem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cm" svg:y1="2.5cm" svg:x2="9.5cm" svg:y2="2.5cm">
          <text:p/>
        </draw:line>
        <draw:line draw:style-name="gr4" draw:text-style-name="P2" draw:layer="layout" svg:x1="3.5cm" svg:y1="4cm" svg:x2="3.5cm" svg:y2="8cm">
          <text:p/>
        </draw:line>
        <draw:line draw:style-name="gr4" draw:text-style-name="P2" draw:layer="layout" svg:x1="3.5cm" svg:y1="10.5cm" svg:x2="3.5cm" svg:y2="13.5cm">
          <text:p/>
        </draw:line>
        <draw:custom-shape draw:style-name="gr3" draw:text-style-name="P1" draw:layer="layout" svg:width="6cm" svg:height="2.5cm" svg:x="9.5cm" svg:y="8cm">
          <text:p text:style-name="P1">Edit Stor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6cm" svg:y1="4cm" svg:x2="10cm" svg:y2="8cm">
          <text:p/>
        </draw:line>
        <draw:custom-shape draw:style-name="gr3" draw:text-style-name="P1" draw:layer="layout" svg:width="6cm" svg:height="2.5cm" svg:x="1cm" svg:y="19.5cm">
          <text:p text:style-name="P1">Edit / Add Solution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5cm" svg:y1="16cm" svg:x2="3.5cm" svg:y2="19.5cm">
          <text:p/>
        </draw:line>
        <draw:custom-shape draw:style-name="gr5" draw:text-style-name="P1" draw:layer="layout" svg:width="10cm" svg:height="3cm" svg:x="27.991cm" svg:y="0.991cm">
          <text:p text:style-name="P1">Change Emai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cm" svg:height="3cm" svg:x="27.991cm" svg:y="4.491cm">
          <text:p text:style-name="P1">Change Points and Game statu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cm" svg:height="3cm" svg:x="27.991cm" svg:y="7.991cm">
          <text:p text:style-name="P1">Add / Edit Purchas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cm" svg:height="3cm" svg:x="27.991cm" svg:y="11.491cm">
          <text:p text:style-name="P1">Set Applied Them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491cm" svg:y1="2.491cm" svg:x2="27.991cm" svg:y2="2.491cm">
          <text:p/>
        </draw:line>
        <draw:line draw:style-name="gr4" draw:text-style-name="P3" draw:layer="layout" svg:x1="15.491cm" svg:y1="2.491cm" svg:x2="27.991cm" svg:y2="5.991cm">
          <text:p/>
        </draw:line>
        <draw:line draw:style-name="gr4" draw:text-style-name="P3" draw:layer="layout" svg:x1="15.491cm" svg:y1="2.491cm" svg:x2="27.991cm" svg:y2="9.491cm">
          <text:p/>
        </draw:line>
        <draw:line draw:style-name="gr4" draw:text-style-name="P3" draw:layer="layout" svg:x1="15.491cm" svg:y1="2.491cm" svg:x2="27.991cm" svg:y2="12.991cm">
          <text:p/>
        </draw:line>
        <draw:custom-shape draw:style-name="gr5" draw:text-style-name="P1" draw:layer="layout" svg:width="10cm" svg:height="3cm" svg:x="27.991cm" svg:y="14.991cm">
          <text:p text:style-name="P1">Reset Passwor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cm" svg:height="3cm" svg:x="27.991cm" svg:y="18.491cm">
          <text:p text:style-name="P1">Set Permissions and Group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491cm" svg:y1="2.491cm" svg:x2="27.991cm" svg:y2="16.491cm">
          <text:p/>
        </draw:line>
        <draw:line draw:style-name="gr4" draw:text-style-name="P3" draw:layer="layout" svg:x1="15.491cm" svg:y1="2.491cm" svg:x2="27.991cm" svg:y2="19.9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52.4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8M34S</meta:editing-duration>
    <meta:editing-cycles>6</meta:editing-cycles>
    <meta:generator>LibreOffice/4.4.0.3$Windows_x86 LibreOffice_project/de093506bcdc5fafd9023ee680b8c60e3e0645d7</meta:generator>
    <dc:date>2015-02-13T13:15:49.209000000</dc:date>
    <meta:document-statistic meta:object-count="23"/>
  </office:meta>
</office:document-meta>
</file>